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3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81.29" calcext:value-type="float">
            <text:p>81.29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1" office:value-type="float" office:value="1139.8" calcext:value-type="float">
            <text:p>1139.8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5]*[.C4]" office:value-type="float" office:value="92654.342" calcext:value-type="float">
            <text:p>92654.342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style-name="ce1" office:value-type="float" office:value="4172.6" calcext:value-type="float">
            <text:p>4172.6</text:p>
          </table:table-cell>
        </table:table-row>
        <table:table-row table:style-name="ro1">
          <table:table-cell office:value-type="string" calcext:value-type="string">
            <text:p>deferred income taxes, long term debt, </text:p>
          </table:table-cell>
          <table:table-cell office:value-type="string" calcext:value-type="string">
            <text:p>Debt</text:p>
          </table:table-cell>
          <table:table-cell table:style-name="ce1" office:value-type="float" office:value="31273.5" calcext:value-type="float">
            <text:p>31273.5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6]+[.C8]-[.C7]" office:value-type="float" office:value="119755.242" calcext:value-type="float">
            <text:p>119755.242</text:p>
          </table:table-cell>
        </table:table-row>
      </table:table>
      <table:table table:name="Earning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Q3 20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any Operated Stores</text:p>
          </table:table-cell>
          <table:table-cell office:value-type="float" office:value="7812.5" calcext:value-type="float">
            <text:p>7812.5</text:p>
          </table:table-cell>
        </table:table-row>
        <table:table-row table:style-name="ro1">
          <table:table-cell office:value-type="string" calcext:value-type="string">
            <text:p>Licensed Stores</text:p>
          </table:table-cell>
          <table:table-cell office:value-type="float" office:value="1105.6" calcext:value-type="float">
            <text:p>1105.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37.9" calcext:value-type="float">
            <text:p>537.9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3" table:formula="of:=SUM([.B4:.B6])"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955.5" calcext:value-type="float">
            <text:p>2955.5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table:formula="of:=4344.8+151.6+427.6+677.2" office:value-type="float" office:value="5601.2" calcext:value-type="float">
            <text:p>5601.2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Operating Expense </text:p>
          </table:table-cell>
          <table:table-cell table:formula="of:=SUM([.B8:.B10])" office:value-type="float" office:value="8577.5" calcext:value-type="float">
            <text:p>8577.5</text:p>
          </table:table-cell>
        </table:table-row>
        <table:table-row table:style-name="ro1">
          <table:table-cell office:value-type="string" calcext:value-type="string">
            <text:p>Income from equity investees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formula="of:=[.B7]-[.B11]+[.B12]" office:value-type="float" office:value="935.6" calcext:value-type="float">
            <text:p>935.6</text:p>
          </table:table-cell>
        </table:table-row>
        <table:table-row table:style-name="ro1">
          <table:table-cell office:value-type="string" calcext:value-type="string">
            <text:p>Interest Income and other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3]+[.B14]-[.B15]" office:value-type="float" office:value="818.9" calcext:value-type="float">
            <text:p>818.9</text:p>
          </table:table-cell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60.4" calcext:value-type="float">
            <text:p>260.4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office:value-type="float" office:value="558.5" calcext:value-type="float">
            <text:p>558.5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table:style-name="ce1" office:value-type="float" office:value="1139.8" calcext:value-type="float">
            <text:p>1139.8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8]/[.B19]" office:value-type="float" office:value="0.489998245306194" calcext:value-type="float">
            <text:p>0.489998245306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34">
      <number:month/>
      <number:text>/</number:text>
      <number:day/>
      <number:text>/</number:text>
      <number:year number:style="long"/>
    </number:date-style>
    <number:date-style style:name="N135">
      <number:day/>
      <number:text>-</number:text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20:32.059693480</meta:creation-date>
    <dc:date>2025-10-07T23:26:00.054742516</dc:date>
    <meta:editing-duration>PT1H5M27S</meta:editing-duration>
    <meta:editing-cycles>2</meta:editing-cycles>
    <meta:generator>LibreOffice/7.5.5.2$MacOSX_AARCH64 LibreOffice_project/ca8fe7424262805f223b9a2334bc7181abbcbf5e</meta:generator>
    <meta:document-statistic meta:table-count="2" meta:cell-count="49" meta:object-count="0"/>
    <meta:user-defined meta:name=""/>
  </office:meta>
</office:document-meta>
</file>